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T2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finition 1. A monomial in x1 , . . . , xn is a product of the form</text:p>
      <text:p text:style-name="Standard"/>
      <text:p text:style-name="Standard">x1 <text:span text:style-name="T1">α1</text:span> · x2 <text:span text:style-name="T1">α2</text:span> · · · xn <text:span text:style-name="T1">αn</text:span> , where all of  α1 ,α2 ..... <text:s/>αn <text:s text:c="2"/>are non-negative integers. The total degree of monomial is α1 +α2 .....+ <text:s/>αn </text:p>
      <text:p text:style-name="Standard"/>
      <text:p text:style-name="Standard"/>
      <text:p text:style-name="Standard">Definition 2 . A polynomial f in x1 , . . . , xn with coefficients in k is a finite linear</text:p>
      <text:p text:style-name="Standard">combination (with coefficients in k) of monomials. We will write a polynomial f in the</text:p>
      <text:p text:style-name="Standard">form</text:p>
      <text:p text:style-name="Standard">f = sigma over α <text:s/>a<text:span text:style-name="T2">α </text:span>x <text:span text:style-name="T1">α </text:span><text:s/>where the sum is over a finite number of n-tuples α = (α1 , . . . , αn ).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6T22:12:22</meta:creation-date>
    <meta:document-statistic meta:table-count="0" meta:image-count="0" meta:object-count="0" meta:page-count="1" meta:paragraph-count="6" meta:word-count="124" meta:character-count="502"/>
    <dc:date>2011-04-16T22:18:50</dc:date>
    <meta:editing-duration>PT00H06M28S</meta:editing-duration>
    <meta:editing-cycles>1</meta:editing-cycles>
    <meta:generator>OpenOffice.org/3.2$Linux OpenOffice.org_project/320m12$Build-9483</meta:generator>
  </office:meta>
</office:document-meta>
</file>